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draw:marker-start-width="0.276cm" draw:marker-end-width="0.276cm" draw:fill="solid" draw:fill-color="#000000"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1cm" draw:marker-start-width="0.276cm" draw:marker-end-width="0.276cm" draw:fill="solid" draw:fill-color="#000000" draw:textarea-vertical-align="middle" draw:auto-grow-height="false" fo:min-height="0.749cm" fo:min-width="0.499cm" fo:padding-top="0.15cm" fo:padding-bottom="0.15cm" fo:padding-left="0.275cm" fo:padding-right="0.275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0.387cm" svg:height="1.635cm" svg:x="5.594cm" svg:y="4.628cm">
          <text:p/>
          <draw:enhanced-geometry svg:viewBox="0 0 21600 21600" draw:mirror-horizontal="false" draw:mirror-vertical="false" draw:type="rectangle" draw:enhanced-path="M 0 0 L 21600 0 21600 21600 0 21600 0 0 Z N"/>
        </draw:custom-shape>
        <draw:custom-shape draw:style-name="gr1" draw:text-style-name="P1" draw:layer="layout" svg:width="0.387cm" svg:height="1.636cm" svg:x="6.41cm" svg:y="4.627cm">
          <text:p/>
          <draw:enhanced-geometry svg:viewBox="0 0 21600 21600" draw:mirror-horizontal="false" draw:mirror-vertical="false" draw:type="rectangle" draw:enhanced-path="M 0 0 L 21600 0 21600 21600 0 21600 0 0 Z N"/>
        </draw:custom-shape>
        <draw:custom-shape draw:style-name="gr1" draw:text-style-name="P1" draw:layer="layout" svg:width="1.636cm" svg:height="0.819cm" draw:transform="rotate (-1.57079632679579) translate (11.898cm 4.57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635cm" svg:height="0.819cm" draw:transform="rotate (-1.57079632679579) translate (12.714cm 4.5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635cm" svg:height="0.816cm" draw:transform="rotate (1.5707963267946) translate (8.849cm 6.19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636cm" svg:height="0.818cm" draw:transform="rotate (1.5707963267946) translate (8.033cm 6.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635cm" svg:height="1.635cm" svg:x="14.326cm" svg:y="4.467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1.634cm" svg:height="1.635cm" svg:x="14.324cm" svg:y="4.62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 draw:text-style-name="P1" draw:layer="layout" svg:width="1.882cm" svg:height="1.883cm" svg:x="2.332cm" svg:y="4.429cm">
          <text:p/>
          <draw:enhanced-geometry svg:viewBox="0 0 21600 21600" draw:mirror-horizontal="false" draw:mirror-vertical="false" draw:glue-points="10800 0 3163 3163 0 10800 3163 18437 10800 21600 18437 18437 21600 10800 18437 3163" draw:text-areas="3163 3163 18437 18437" draw:type="ring" draw:modifiers="3396.1359093937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0.399cm" svg:height="0.707cm" svg:x="3.09cm" svg:y="4.99cm">
          <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H45M29S</meta:editing-duration>
    <meta:editing-cycles>15</meta:editing-cycles>
    <meta:generator>OpenOffice.org/3.4$Win32 OpenOffice.org_project/340m1$Build-9590</meta:generator>
    <dc:date>2015-03-22T11:36:49.08</dc:date>
    <meta:print-date>2015-03-22T11:36:42.34</meta:print-date>
    <meta:document-statistic meta:object-count="10"/>
  </office:meta>
</office:document-meta>
</file>